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1.208cm" fo:margin-top="0cm" fo:margin-bottom="0cm" table:align="left" style:writing-mode="lr-tb"/>
    </style:style>
    <style:style style:name="Таблица1.A" style:family="table-column">
      <style:table-column-properties style:column-width="0.767cm"/>
    </style:style>
    <style:style style:name="Таблица1.B" style:family="table-column">
      <style:table-column-properties style:column-width="2.822cm"/>
    </style:style>
    <style:style style:name="Таблица1.C" style:family="table-column">
      <style:table-column-properties style:column-width="3.166cm"/>
    </style:style>
    <style:style style:name="Таблица1.D" style:family="table-column">
      <style:table-column-properties style:column-width="4.082cm"/>
    </style:style>
    <style:style style:name="Таблица1.E" style:family="table-column">
      <style:table-column-properties style:column-width="2.865cm"/>
    </style:style>
    <style:style style:name="Таблица1.F" style:family="table-column">
      <style:table-column-properties style:column-width="1.998cm"/>
    </style:style>
    <style:style style:name="Таблица1.G" style:family="table-column">
      <style:table-column-properties style:column-width="3.006cm"/>
    </style:style>
    <style:style style:name="Таблица1.1" style:family="table-row">
      <style:table-row-properties style:min-row-height="1.706cm" fo:keep-together="auto"/>
    </style:style>
    <style:style style:name="Таблица1.A1" style:family="table-cell">
      <style:table-cell-properties fo:background-color="#e6e6e6" fo:padding-left="0.199cm" fo:padding-right="0.191cm" fo:padding-top="0cm" fo:padding-bottom="0cm" fo:border="0.5pt solid #00000a">
        <style:background-image/>
      </style:table-cell-properties>
    </style:style>
    <style:style style:name="Таблица1.2" style:family="table-row">
      <style:table-row-properties style:min-row-height="0.727cm" fo:keep-together="auto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D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fo:padding-left="0.199cm" fo:padding-right="0.191cm" fo:padding-top="0cm" fo:padding-bottom="0cm" fo:border="0.5pt solid #00000a"/>
    </style:style>
    <style:style style:name="Таблица1.F2" style:family="table-cell">
      <style:table-cell-properties fo:padding-left="0.199cm" fo:padding-right="0.191cm" fo:padding-top="0cm" fo:padding-bottom="0cm" fo:border="0.5pt solid #00000a"/>
    </style:style>
    <style:style style:name="Таблица1.G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D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fo:padding-left="0.199cm" fo:padding-right="0.191cm" fo:padding-top="0cm" fo:padding-bottom="0cm" fo:border="0.5pt solid #00000a"/>
    </style:style>
    <style:style style:name="Таблица1.F3" style:family="table-cell">
      <style:table-cell-properties fo:padding-left="0.199cm" fo:padding-right="0.191cm" fo:padding-top="0cm" fo:padding-bottom="0cm" fo:border="0.5pt solid #00000a"/>
    </style:style>
    <style:style style:name="Таблица1.G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F4" style:family="table-cell">
      <style:table-cell-properties fo:padding-left="0.199cm" fo:padding-right="0.191cm" fo:padding-top="0cm" fo:padding-bottom="0cm" fo:border="0.5pt solid #00000a"/>
    </style:style>
    <style:style style:name="Таблица1.G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F5" style:family="table-cell">
      <style:table-cell-properties fo:padding-left="0.199cm" fo:padding-right="0.191cm" fo:padding-top="0cm" fo:padding-bottom="0cm" fo:border="0.5pt solid #00000a"/>
    </style:style>
    <style:style style:name="Таблица1.G5" style:family="table-cell">
      <style:table-cell-properties fo:padding-left="0.199cm" fo:padding-right="0.191cm" fo:padding-top="0cm" fo:padding-bottom="0cm" fo:border="0.5pt solid #00000a"/>
    </style:style>
    <style:style style:name="Таблица1.A6" style:family="table-cell">
      <style:table-cell-properties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D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F6" style:family="table-cell">
      <style:table-cell-properties fo:padding-left="0.199cm" fo:padding-right="0.191cm" fo:padding-top="0cm" fo:padding-bottom="0cm" fo:border="0.5pt solid #00000a"/>
    </style:style>
    <style:style style:name="Таблица1.G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left="1.905cm" fo:margin-right="0cm" fo:text-indent="0cm" style:auto-text-indent="false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List_20_Paragraph" style:list-style-name="WWNum1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weight="bold" style:font-weight-asian="bold" style:font-name-complex="Arial1"/>
    </style:style>
    <style:style style:name="P5" style:family="paragraph" style:parent-style-name="Standard">
      <style:text-properties style:font-name="Arial" style:font-name-complex="Arial1"/>
    </style:style>
    <style:style style:name="P6" style:family="paragraph" style:parent-style-name="Standard">
      <style:text-properties style:font-name="Arial" officeooo:rsid="00005310" officeooo:paragraph-rsid="00005310" style:font-name-complex="Arial1"/>
    </style:style>
    <style:style style:name="P7" style:family="paragraph" style:parent-style-name="Standard">
      <style:text-properties fo:font-weight="bold" officeooo:rsid="0001ff37" officeooo:paragraph-rsid="0001ff37" style:font-weight-asian="bold" style:font-weight-complex="bold"/>
    </style:style>
    <style:style style:name="P8" style:family="paragraph" style:parent-style-name="Standard">
      <style:text-properties fo:font-weight="normal" officeooo:rsid="0001ff37" officeooo:paragraph-rsid="0001ff37" style:font-weight-asian="normal" style:font-weight-complex="normal"/>
    </style:style>
    <style:style style:name="P9" style:family="paragraph" style:parent-style-name="Standard" style:master-page-name="Standard">
      <style:paragraph-properties style:page-number="auto"/>
      <style:text-properties fo:language="en" fo:country="US"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005310" style:font-name-complex="Arial1"/>
    </style:style>
    <style:style style:name="T4" style:family="text">
      <style:text-properties officeooo:rsid="000053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 report</text:p>
      <text:list xml:id="list1243194759994737259" text:style-name="WWNum1">
        <text:list-item>
          <text:p text:style-name="P3">Цель</text:p>
        </text:list-item>
      </text:list>
      <text:p text:style-name="P2">Данный отчет содержит информацию о результатах проведенных тестов.</text:p>
      <text:list xml:id="list112732708567008" text:continue-numbering="true" text:style-name="WWNum1">
        <text:list-item>
          <text:p text:style-name="P3">Сводка по тестам</text:p>
        </text:list-item>
      </text:list>
      <text:p text:style-name="List_20_Paragraph">Имя проекта : <text:span text:style-name="T1">Питомцы@mail.ru</text:span></text:p>
      <text:list xml:id="list112733972446837" text:continue-numbering="true" text:style-name="WWNum1">
        <text:list-item>
          <text:list>
            <text:list-item>
              <text:p text:style-name="P3">Тестирование пользовательского интерфейса</text:p>
            </text:list-item>
          </text:list>
        </text:list-item>
      </text:list>
      <text:p text:style-name="P1">Дата теста: 24.03.28</text:p>
      <text:p text:style-name="P1">Результаты теста: <text:span text:style-name="T4">пройден с ограничениям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">ID</text:p>
          </table:table-cell>
          <table:table-cell table:style-name="Таблица1.A1" office:value-type="string">
            <text:p text:style-name="P4">Дата тестрования</text:p>
          </table:table-cell>
          <table:table-cell table:style-name="Таблица1.A1" office:value-type="string">
            <text:p text:style-name="P4">Тестироващик</text:p>
          </table:table-cell>
          <table:table-cell table:style-name="Таблица1.A1" office:value-type="string">
            <text:p text:style-name="P4">Пройден/Провален</text:p>
          </table:table-cell>
          <table:table-cell table:style-name="Таблица1.A1" office:value-type="string">
            <text:p text:style-name="P4">Критичность дефекта</text:p>
          </table:table-cell>
          <table:table-cell table:style-name="Таблица1.A1" office:value-type="string">
            <text:p text:style-name="P4">Сводка по дефекту</text:p>
          </table:table-cell>
          <table:table-cell table:style-name="Таблица1.A1" office:value-type="string">
            <text:p text:style-name="P4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5">1</text:p>
          </table:table-cell>
          <table:table-cell table:style-name="Таблица1.B2" office:value-type="string">
            <text:p text:style-name="P5">24.03.18</text:p>
          </table:table-cell>
          <table:table-cell table:style-name="Таблица1.C2" office:value-type="string">
            <text:p text:style-name="P6">Буркин И.Д.</text:p>
          </table:table-cell>
          <table:table-cell table:style-name="Таблица1.D2" office:value-type="string">
            <text:p text:style-name="P5">пройден</text:p>
          </table:table-cell>
          <table:table-cell table:style-name="Таблица1.E2" office:value-type="string">
            <text:p text:style-name="P5">-</text:p>
          </table:table-cell>
          <table:table-cell table:style-name="Таблица1.F2" office:value-type="string">
            <text:p text:style-name="P5">-</text:p>
          </table:table-cell>
          <table:table-cell table:style-name="Таблица1.G2" office:value-type="string">
            <text:p text:style-name="P5">Функция работает исправно</text:p>
          </table:table-cell>
        </table:table-row>
        <table:table-row table:style-name="Таблица1.2">
          <table:table-cell table:style-name="Таблица1.A3" office:value-type="string">
            <text:p text:style-name="P5"><text:bookmark text:name="_GoBack"/>2</text:p>
          </table:table-cell>
          <table:table-cell table:style-name="Таблица1.B3" office:value-type="string">
            <text:p text:style-name="P5">24.03.18</text:p>
          </table:table-cell>
          <table:table-cell table:style-name="Таблица1.C3" office:value-type="string">
            <text:p text:style-name="P6">Буркин И.Д.</text:p>
          </table:table-cell>
          <table:table-cell table:style-name="Таблица1.D3" office:value-type="string">
            <text:p text:style-name="P5">пройден</text:p>
          </table:table-cell>
          <table:table-cell table:style-name="Таблица1.E3" office:value-type="string">
            <text:p text:style-name="P5">-</text:p>
          </table:table-cell>
          <table:table-cell table:style-name="Таблица1.F3" office:value-type="string">
            <text:p text:style-name="P5">-</text:p>
          </table:table-cell>
          <table:table-cell table:style-name="Таблица1.G3" office:value-type="string">
            <text:p text:style-name="P5">Функция работает исправно</text:p>
          </table:table-cell>
        </table:table-row>
        <table:table-row table:style-name="Таблица1.2">
          <table:table-cell table:style-name="Таблица1.A4" office:value-type="string">
            <text:p text:style-name="P5">3</text:p>
          </table:table-cell>
          <table:table-cell table:style-name="Таблица1.B4" office:value-type="string">
            <text:p text:style-name="P5">24.03.18</text:p>
          </table:table-cell>
          <table:table-cell table:style-name="Таблица1.C4" office:value-type="string">
            <text:p text:style-name="P6">Буркин И.Д.</text:p>
          </table:table-cell>
          <table:table-cell table:style-name="Таблица1.D4" office:value-type="string">
            <text:p text:style-name="P5">пройден</text:p>
          </table:table-cell>
          <table:table-cell table:style-name="Таблица1.E4" office:value-type="string">
            <text:p text:style-name="P5">-</text:p>
          </table:table-cell>
          <table:table-cell table:style-name="Таблица1.F4" office:value-type="string">
            <text:p text:style-name="P5">-</text:p>
          </table:table-cell>
          <table:table-cell table:style-name="Таблица1.G4" office:value-type="string">
            <text:p text:style-name="P5">Функция работает исправно</text:p>
          </table:table-cell>
        </table:table-row>
        <table:table-row table:style-name="Таблица1.2">
          <table:table-cell table:style-name="Таблица1.A5" office:value-type="string">
            <text:p text:style-name="P5">4</text:p>
          </table:table-cell>
          <table:table-cell table:style-name="Таблица1.B5" office:value-type="string">
            <text:p text:style-name="P5">24.03.18</text:p>
          </table:table-cell>
          <table:table-cell table:style-name="Таблица1.C5" office:value-type="string">
            <text:p text:style-name="P6">Буркин И.Д.</text:p>
          </table:table-cell>
          <table:table-cell table:style-name="Таблица1.D5" office:value-type="string">
            <text:p text:style-name="P5">пройден</text:p>
          </table:table-cell>
          <table:table-cell table:style-name="Таблица1.E5" office:value-type="string">
            <text:p text:style-name="P5">-</text:p>
          </table:table-cell>
          <table:table-cell table:style-name="Таблица1.F5" office:value-type="string">
            <text:p text:style-name="P5">-</text:p>
          </table:table-cell>
          <table:table-cell table:style-name="Таблица1.G5" office:value-type="string">
            <text:p text:style-name="P5">Функция работает исправно</text:p>
          </table:table-cell>
        </table:table-row>
        <table:table-row table:style-name="Таблица1.2">
          <table:table-cell table:style-name="Таблица1.A6" office:value-type="string">
            <text:p text:style-name="P5">5</text:p>
          </table:table-cell>
          <table:table-cell table:style-name="Таблица1.B6" office:value-type="string">
            <text:p text:style-name="P5">24.03.18</text:p>
          </table:table-cell>
          <table:table-cell table:style-name="Таблица1.C6" office:value-type="string">
            <text:p text:style-name="P6">Буркин И.Д.</text:p>
          </table:table-cell>
          <table:table-cell table:style-name="Таблица1.D6" office:value-type="string">
            <text:p text:style-name="Standard"><text:span text:style-name="T3">Не </text:span><text:span text:style-name="T2">пройден</text:span></text:p>
          </table:table-cell>
          <table:table-cell table:style-name="Таблица1.E6" office:value-type="string">
            <text:p text:style-name="P5">-</text:p>
          </table:table-cell>
          <table:table-cell table:style-name="Таблица1.F6" office:value-type="string">
            <text:p text:style-name="P5">-</text:p>
          </table:table-cell>
          <table:table-cell table:style-name="Таблица1.G6" office:value-type="string">
            <text:p text:style-name="P6">Заголовок некорректен</text:p>
          </table:table-cell>
        </table:table-row>
      </table:table>
      <text:p text:style-name="Standard"/>
      <text:p text:style-name="P7">3. Вывод</text:p>
      <text:p text:style-name="P8">В ходе тестирования было обнаружено, что текстовые окна в разделе «Задать вопрос специалисту» могут содержать текст на русском и английском языке с добавлением цифр и специальных символов, причем написать текст только лишь из специальных символов невозможно, система дает сообщение, что текст некорректен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Diakov</meta:initial-creator>
    <meta:editing-cycles>2</meta:editing-cycles>
    <meta:creation-date>2018-03-24T10:57:00</meta:creation-date>
    <dc:date>2018-03-31T11:27:32.093615540</dc:date>
    <meta:editing-duration>PT19S</meta:editing-duration>
    <meta:generator>LibreOffice/4.2.8.2$Linux_X86_64 LibreOffice_project/420m0$Build-2</meta:generator>
    <meta:document-statistic meta:table-count="1" meta:image-count="0" meta:object-count="0" meta:page-count="1" meta:paragraph-count="52" meta:word-count="137" meta:character-count="911" meta:non-whitespace-character-count="82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